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-left="none" fo:border-right="none" fo:border-top="0.088cm solid #e6ff00" fo:border-bottom="none"/>
    </style:style>
    <style:style style:name="표1.A2" style:family="table-cell">
      <style:table-cell-properties fo:padding="0.097cm" fo:border="none"/>
    </style:style>
    <style:style style:name="표1.A3" style:family="table-cell">
      <style:table-cell-properties style:vertical-align="bottom" fo:padding="0.097cm" fo:border="none"/>
    </style:style>
    <style:style style:name="표1.A4" style:family="table-cell">
      <style:table-cell-properties style:vertical-align="bottom" fo:padding="0.097cm" fo:border-left="none" fo:border-right="none" fo:border-top="none" fo:border-bottom="0.088cm solid #e6ff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-left="none" fo:border-right="none" fo:border-top="0.002cm solid #ffff99" fo:border-bottom="none"/>
    </style:style>
    <style:style style:name="표3" style:family="table">
      <style:table-properties style:width="6.609cm" table:align="right"/>
    </style:style>
    <style:style style:name="표3.A" style:family="table-column">
      <style:table-column-properties style:column-width="2.524cm"/>
    </style:style>
    <style:style style:name="표3.B" style:family="table-column">
      <style:table-column-properties style:column-width="0.307cm"/>
    </style:style>
    <style:style style:name="표3.C" style:family="table-column">
      <style:table-column-properties style:column-width="3.778cm"/>
    </style:style>
    <style:style style:name="표3.A1" style:family="table-cell">
      <style:table-cell-properties fo:background-color="transparent" fo:padding="0.097cm" fo:border="none">
        <style:background-image/>
      </style:table-cell-properties>
    </style:style>
    <style:style style:name="표3.B1" style:family="table-cell">
      <style:table-cell-properties fo:padding="0.097cm" fo:border="none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3.399cm"/>
    </style:style>
    <style:style style:name="표4.B" style:family="table-column">
      <style:table-column-properties style:column-width="2.602cm"/>
    </style:style>
    <style:style style:name="표4.C" style:family="table-column">
      <style:table-column-properties style:column-width="3.874cm"/>
    </style:style>
    <style:style style:name="표4.D" style:family="table-column">
      <style:table-column-properties style:column-width="2.339cm"/>
    </style:style>
    <style:style style:name="표4.E" style:family="table-column">
      <style:table-column-properties style:column-width="4.796cm"/>
    </style:style>
    <style:style style:name="표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표4.B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4.C1" style:family="table-cell">
      <style:table-cell-properties fo:padding="0.097cm" fo:border-left="0.002cm solid #000000" fo:border-right="none" fo:border-top="0.035cm solid #000000" fo:border-bottom="0.002cm solid #000000"/>
    </style:style>
    <style:style style:name="표4.E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4.B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4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4.C5" style:family="table-cell">
      <style:table-cell-properties fo:padding="0.097cm" fo:border-left="0.002cm solid #000000" fo:border-right="none" fo:border-top="none" fo:border-bottom="0.002cm solid #000000"/>
    </style:style>
    <style:style style:name="표4.B6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4.C6" style:family="table-cell">
      <style:table-cell-properties fo:padding="0.097cm" fo:border-left="0.002cm solid #000000" fo:border-right="0.035cm solid #000000" fo:border-top="none" fo:border-bottom="0.035cm solid #000000"/>
    </style:style>
    <style:style style:name="표5" style:family="table">
      <style:table-properties style:width="17cm" table:align="margins" style:shadow="none"/>
    </style:style>
    <style:style style:name="표5.A" style:family="table-column">
      <style:table-column-properties style:column-width="4.249cm" style:rel-column-width="16383*"/>
    </style:style>
    <style:style style:name="표5.D" style:family="table-column">
      <style:table-column-properties style:column-width="4.251cm" style:rel-column-width="16386*"/>
    </style:style>
    <style:style style:name="표5.A1" style:family="table-cell">
      <style:table-cell-properties fo:background-color="#ffff99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표5.B1" style:family="table-cell">
      <style:table-cell-properties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C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D1" style:family="table-cell">
      <style:table-cell-properties fo:background-color="transparent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A2" style:family="table-cell">
      <style:table-cell-properties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5.B2" style:family="table-cell">
      <style:table-cell-properties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표5.C2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5.D2" style:family="table-cell">
      <style:table-cell-properties fo:background-color="transparent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표5.A3" style:family="table-cell">
      <style:table-cell-properties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5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5.C3" style:family="table-cell">
      <style:table-cell-properties fo:background-color="#ffff99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D3" style:family="table-cell">
      <style:table-cell-properties fo:background-color="#ffff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표5.A4" style:family="table-cell">
      <style:table-cell-properties fo:padding="0.097cm" fo:border-left="0.035cm solid #000000" fo:border-right="0.035cm solid #000000" fo:border-top="none" fo:border-bottom="0.035cm solid #000000"/>
    </style:style>
    <style:style style:name="표5.B4" style:family="table-cell">
      <style:table-cell-properties fo:padding="0.097cm" fo:border-left="0.002cm solid #000000" fo:border-right="none" fo:border-top="none" fo:border-bottom="0.035cm solid #000000"/>
    </style:style>
    <style:style style:name="표5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6" style:family="table">
      <style:table-properties style:width="17cm" table:align="margins" style:shadow="none"/>
    </style:style>
    <style:style style:name="표6.A" style:family="table-column">
      <style:table-column-properties style:column-width="4.251cm" style:rel-column-width="16384*"/>
    </style:style>
    <style:style style:name="표6.D" style:family="table-column">
      <style:table-column-properties style:column-width="4.249cm" style:rel-column-width="16383*"/>
    </style:style>
    <style:style style:name="표6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6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6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6.A2" style:family="table-cell">
      <style:table-cell-properties fo:padding="0.097cm" fo:border-left="0.035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6.A3" style:family="table-cell">
      <style:table-cell-properties fo:padding="0.097cm" fo:border-left="0.035cm solid #000000" fo:border-right="none" fo:border-top="none" fo:border-bottom="0.035cm solid #000000"/>
    </style:style>
    <style:style style:name="표6.B3" style:family="table-cell">
      <style:table-cell-properties fo:padding="0.097cm" fo:border-left="0.002cm solid #000000" fo:border-right="none" fo:border-top="none" fo:border-bottom="0.035cm solid #000000"/>
    </style:style>
    <style:style style:name="표6.D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7" style:family="table">
      <style:table-properties style:width="17cm" table:align="margins" style:shadow="none"/>
    </style:style>
    <style:style style:name="표7.A" style:family="table-column">
      <style:table-column-properties style:column-width="4.249cm" style:rel-column-width="16383*"/>
    </style:style>
    <style:style style:name="표7.D" style:family="table-column">
      <style:table-column-properties style:column-width="4.251cm" style:rel-column-width="16386*"/>
    </style:style>
    <style:style style:name="표7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7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7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7.A2" style:family="table-cell">
      <style:table-cell-properties fo:padding="0.097cm" fo:border-left="0.035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7.A5" style:family="table-cell">
      <style:table-cell-properties fo:padding="0.097cm" fo:border-left="0.035cm solid #000000" fo:border-right="none" fo:border-top="none" fo:border-bottom="0.035cm solid #000000"/>
    </style:style>
    <style:style style:name="표7.B5" style:family="table-cell">
      <style:table-cell-properties fo:padding="0.097cm" fo:border-left="0.002cm solid #000000" fo:border-right="none" fo:border-top="none" fo:border-bottom="0.035cm solid #000000"/>
    </style:style>
    <style:style style:name="표7.D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" style:family="table">
      <style:table-properties style:width="17cm" table:align="margins" style:shadow="none"/>
    </style:style>
    <style:style style:name="표8.A" style:family="table-column">
      <style:table-column-properties style:column-width="3.119cm" style:rel-column-width="12021*"/>
    </style:style>
    <style:style style:name="표8.B" style:family="table-column">
      <style:table-column-properties style:column-width="2.718cm" style:rel-column-width="10478*"/>
    </style:style>
    <style:style style:name="표8.C" style:family="table-column">
      <style:table-column-properties style:column-width="11.164cm" style:rel-column-width="43036*"/>
    </style:style>
    <style:style style:name="표8.A1" style:family="table-cell">
      <style:table-cell-properties style:vertical-align="middle"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8.B1" style:family="table-cell">
      <style:table-cell-properties style:vertical-align="middle"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8.C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8.A2" style:family="table-cell">
      <style:table-cell-properties style:vertical-align="middle" fo:background-color="#ffff99" fo:padding="0.097cm" fo:border-left="0.035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style:vertical-align="middle" fo:background-color="#ffff99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표8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8.A3" style:family="table-cell">
      <style:table-cell-properties style:vertical-align="middle"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8.B3" style:family="table-cell">
      <style:table-cell-properties style:vertical-align="middle"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8.C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.B6" style:family="table-cell">
      <style:table-cell-properties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9" style:family="table">
      <style:table-properties style:width="17cm" table:align="margins" style:shadow="none"/>
    </style:style>
    <style:style style:name="표9.A" style:family="table-column">
      <style:table-column-properties style:column-width="5.667cm" style:rel-column-width="21845*"/>
    </style:style>
    <style:style style:name="표9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9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9.C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9.A2" style:family="table-cell">
      <style:table-cell-properties fo:padding="0.097cm" fo:border-left="0.035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9.A5" style:family="table-cell">
      <style:table-cell-properties fo:padding="0.097cm" fo:border-left="0.035cm solid #000000" fo:border-right="none" fo:border-top="none" fo:border-bottom="0.035cm solid #000000"/>
    </style:style>
    <style:style style:name="표9.B5" style:family="table-cell">
      <style:table-cell-properties fo:padding="0.097cm" fo:border-left="0.002cm solid #000000" fo:border-right="none" fo:border-top="none" fo:border-bottom="0.035cm solid #000000"/>
    </style:style>
    <style:style style:name="표9.C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0" style:family="table">
      <style:table-properties style:width="17cm" table:align="margins" style:shadow="none"/>
    </style:style>
    <style:style style:name="표10.A" style:family="table-column">
      <style:table-column-properties style:column-width="3.535cm" style:rel-column-width="13626*"/>
    </style:style>
    <style:style style:name="표10.B" style:family="table-column">
      <style:table-column-properties style:column-width="3.265cm" style:rel-column-width="12586*"/>
    </style:style>
    <style:style style:name="표10.C" style:family="table-column">
      <style:table-column-properties style:column-width="10.201cm" style:rel-column-width="39323*"/>
    </style:style>
    <style:style style:name="표10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10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10.C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10.A2" style:family="table-cell">
      <style:table-cell-properties fo:padding="0.097cm" fo:border-left="0.035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10.A4" style:family="table-cell">
      <style:table-cell-properties fo:padding="0.097cm" fo:border-left="0.035cm solid #000000" fo:border-right="none" fo:border-top="none" fo:border-bottom="0.035cm solid #000000"/>
    </style:style>
    <style:style style:name="표10.B4" style:family="table-cell">
      <style:table-cell-properties fo:padding="0.097cm" fo:border-left="0.002cm solid #000000" fo:border-right="none" fo:border-top="none" fo:border-bottom="0.035cm solid #000000"/>
    </style:style>
    <style:style style:name="표10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1" style:family="table">
      <style:table-properties style:width="17cm" table:align="margins" style:shadow="none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="none"/>
    </style:style>
    <style:style style:name="표12" style:family="table">
      <style:table-properties style:width="17cm" table:align="margins" style:shadow="none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fo:background-color="#ffff99" fo:padding="0.097cm" fo:border="0.002cm solid #000000">
        <style:background-image/>
      </style:table-cell-properties>
    </style:style>
    <style:style style:name="표12.2" style:family="table-row">
      <style:table-row-properties style:min-row-height="2.886cm"/>
    </style:style>
    <style:style style:name="표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fo:background-color="#ffff99" fo:padding="0.097cm" fo:border="0.002cm solid #000000">
        <style:background-image/>
      </style:table-cell-properties>
    </style:style>
    <style:style style:name="표13.2" style:family="table-row">
      <style:table-row-properties style:min-row-height="2.995cm"/>
    </style:style>
    <style:style style:name="표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background-color="#ffff99" fo:padding="0.097cm" fo:border="0.002cm solid #000000">
        <style:background-image/>
      </style:table-cell-properties>
    </style:style>
    <style:style style:name="표14.2" style:family="table-row">
      <style:table-row-properties style:min-row-height="3.023cm"/>
    </style:style>
    <style:style style:name="표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fo:background-color="#ffff99" fo:padding="0.097cm" fo:border="0.002cm solid #000000">
        <style:background-image/>
      </style:table-cell-properties>
    </style:style>
    <style:style style:name="표15.2" style:family="table-row">
      <style:table-row-properties style:min-row-height="3.436cm"/>
    </style:style>
    <style:style style:name="표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fo:background-color="#ffff99" fo:padding="0.097cm" fo:border="0.002cm solid #000000">
        <style:background-image/>
      </style:table-cell-properties>
    </style:style>
    <style:style style:name="표16.2" style:family="table-row">
      <style:table-row-properties style:min-row-height="3.244cm"/>
    </style:style>
    <style:style style:name="표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cm" fo:border="none"/>
    </style:style>
    <style:style style:name="P1" style:family="paragraph" style:parent-style-name="Table_20_Contents">
      <style:text-properties style:font-name-asian="고딕"/>
    </style:style>
    <style:style style:name="P2" style:family="paragraph" style:parent-style-name="Table_20_Contents">
      <style:text-properties style:font-name="나눔고딕" style:font-name-asian="나눔고딕"/>
    </style:style>
    <style:style style:name="P3" style:family="paragraph" style:parent-style-name="Table_20_Contents">
      <style:paragraph-properties fo:text-align="end" style:justify-single-word="false"/>
      <style:text-properties style:font-name="나눔고딕" style:font-name-asian="나눔고딕"/>
    </style:style>
    <style:style style:name="P4" style:family="paragraph" style:parent-style-name="Table_20_Contents">
      <style:paragraph-properties fo:text-align="justify" style:justify-single-word="false"/>
      <style:text-properties style:font-name="나눔고딕" style:font-name-asian="나눔고딕"/>
    </style:style>
    <style:style style:name="P5" style:family="paragraph" style:parent-style-name="Table_20_Contents">
      <style:paragraph-properties fo:text-align="end" style:justify-single-word="false"/>
      <style:text-properties style:font-name="나눔고딕" fo:font-size="14pt" style:font-name-asian="나눔고딕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style:font-name="나눔고딕" fo:font-size="14pt" style:font-name-asian="나눔고딕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나눔고딕" fo:font-size="13pt" fo:font-weight="bold" style:font-name-asian="나눔고딕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size="6.84999990463257pt" style:font-size-asian="6pt" style:font-size-complex="6.84999990463257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style:font-name="나눔고딕" style:font-name-asian="나눔고딕"/>
    </style:style>
    <style:style style:name="P13" style:family="paragraph" style:parent-style-name="Standard"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나눔고딕" fo:font-weight="bold" style:font-name-asian="나눔고딕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나눔고딕" fo:font-size="24pt" fo:font-weight="bold" style:font-name-asian="나눔고딕" style:font-size-asian="24pt" style:font-weight-asian="bold" style:font-size-complex="24pt" style:font-weight-complex="bold"/>
    </style:style>
    <style:style style:name="P16" style:family="paragraph" style:parent-style-name="Standard">
      <style:paragraph-properties fo:break-before="page"/>
      <style:text-properties style:font-name="나눔고딕" fo:font-weight="bold" style:font-name-asian="나눔고딕" style:font-weight-asian="bold" style:font-weight-complex="bold"/>
    </style:style>
    <style:style style:name="P17" style:family="paragraph" style:parent-style-name="Standard">
      <style:text-properties style:font-name="나눔고딕" fo:font-size="6.84999990463257pt" style:font-name-asian="나눔고딕" style:font-size-asian="6pt" style:font-size-complex="6.84999990463257pt"/>
    </style:style>
    <style:style style:name="P18" style:family="paragraph" style:parent-style-name="Standard">
      <style:text-properties fo:font-size="6.84999990463257pt" style:font-size-asian="6pt" style:font-size-complex="6.84999990463257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 style:master-page-name="">
      <style:paragraph-properties style:page-number="auto" fo:break-before="auto" fo:break-after="auto"/>
      <style:text-properties fo:font-size="6.84999990463257pt" style:font-size-asian="6pt" style:font-size-complex="6.84999990463257pt"/>
    </style:style>
    <style:style style:name="P21" style:family="paragraph" style:parent-style-name="Table_20_Contents">
      <style:paragraph-properties fo:text-align="center" style:justify-single-word="false"/>
      <style:text-properties style:font-name="나눔고딕" fo:font-weight="bold" style:font-name-asian="나눔고딕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23" style:family="paragraph" style:parent-style-name="Table_20_Contents"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나눔고딕" fo:font-size="10pt" style:font-name-asian="나눔고딕" style:font-size-asian="10pt" style:font-size-complex="10pt"/>
    </style:style>
    <style:style style:name="P26" style:family="paragraph" style:parent-style-name="Table_20_Contents">
      <style:text-properties style:font-name="나눔고딕" fo:font-size="36pt" style:font-name-asian="나눔고딕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나눔고딕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26">입사 지원서</text:p>
          </table:table-cell>
        </table:table-row>
        <table:table-row>
          <table:table-cell table:style-name="표1.A2" office:value-type="string">
            <text:p text:style-name="P9"><text:span text:style-name="T2"><text:s text:c="21"/></text:span><text:span text:style-name="T1">Resume</text:span></text:p>
          </table:table-cell>
        </table:table-row>
        <table:table-row>
          <table:table-cell table:style-name="표1.A3" office:value-type="string">
            <text:p text:style-name="P2"/>
          </table:table-cell>
        </table:table-row>
        <table:table-row>
          <table:table-cell table:style-name="표1.A4" office:value-type="string">
            <text:p text:style-name="P3">[% year %].[% month %].[% day %]</text:p>
          </table:table-cell>
        </table:table-row>
      </table:table>
      <text:p text:style-name="P10"/>
      <table:table table:name="표2" table:style-name="표2">
        <table:table-column table:style-name="표2.A"/>
        <table:table-row>
          <table:table-cell table:style-name="표2.A1" office:value-type="string">
            <text:p text:style-name="P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5">지원분야</text:p>
          </table:table-cell>
          <table:table-cell table:style-name="표3.B1" office:value-type="string">
            <text:p text:style-name="P6">:</text:p>
          </table:table-cell>
          <table:table-cell table:style-name="표3.B1" office:value-type="string">
            <text:p text:style-name="P5">[% choice %]</text:p>
          </table:table-cell>
        </table:table-row>
        <table:table-row>
          <table:table-cell table:style-name="표3.B1" office:value-type="string">
            <text:p text:style-name="P5">연락처</text:p>
          </table:table-cell>
          <table:table-cell table:style-name="표3.B1" office:value-type="string">
            <text:p text:style-name="P6">:</text:p>
          </table:table-cell>
          <table:table-cell table:style-name="표3.B1" office:value-type="string">
            <text:p text:style-name="P5">[% cell_p %]</text:p>
          </table:table-cell>
        </table:table-row>
        <table:table-row>
          <table:table-cell table:style-name="표3.B1" office:value-type="string">
            <text:p text:style-name="P5">이름</text:p>
          </table:table-cell>
          <table:table-cell table:style-name="표3.B1" office:value-type="string">
            <text:p text:style-name="P6">:</text:p>
          </table:table-cell>
          <table:table-cell table:style-name="표3.B1" office:value-type="string">
            <text:p text:style-name="P5">[% name %]</text:p>
          </table:table-cell>
        </table:table-row>
      </table:table>
      <text:p text:style-name="P11"/>
      <text:p text:style-name="P15">이 <text:s text:c="2"/>력 <text:s text:c="2"/>서</text:p>
      <text:p text:style-name="P12"/>
      <text:p text:style-name="P14">1. 기초자료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>
          <table:table-cell table:style-name="표4.A1" table:number-rows-spanned="6" office:value-type="string">
            <text:p text:style-name="P2">[% picture %]</text:p>
          </table:table-cell>
          <table:table-cell table:style-name="표4.B1" office:value-type="string">
            <text:p text:style-name="P24">성명</text:p>
          </table:table-cell>
          <table:table-cell table:style-name="표4.C1" office:value-type="string">
            <text:p text:style-name="P22">[% name | xml %]</text:p>
          </table:table-cell>
          <table:table-cell table:style-name="표4.B1" office:value-type="string">
            <text:p text:style-name="P21">성명(영문)</text:p>
          </table:table-cell>
          <table:table-cell table:style-name="표4.E1" office:value-type="string">
            <text:p text:style-name="P22">[% name_en| xml %]</text:p>
          </table:table-cell>
        </table:table-row>
        <table:table-row>
          <table:covered-table-cell/>
          <table:table-cell table:style-name="표4.B2" office:value-type="string">
            <text:p text:style-name="P24">희망지원</text:p>
          </table:table-cell>
          <table:table-cell table:style-name="표4.C2" table:number-columns-spanned="3" office:value-type="string">
            <text:p text:style-name="P22">[% choice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4">주민등록번호</text:p>
          </table:table-cell>
          <table:table-cell table:style-name="표4.C2" table:number-columns-spanned="3" office:value-type="string">
            <text:p text:style-name="P22">[% security_num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4">E-mail</text:p>
          </table:table-cell>
          <table:table-cell table:style-name="표4.C2" table:number-columns-spanned="3" office:value-type="string">
            <text:p text:style-name="P22">[% email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4">전화번호</text:p>
          </table:table-cell>
          <table:table-cell table:style-name="표4.C5" office:value-type="string">
            <text:p text:style-name="P22">[% phone | xml %]</text:p>
          </table:table-cell>
          <table:table-cell table:style-name="표4.B2" office:value-type="string">
            <text:p text:style-name="P21">휴대폰</text:p>
          </table:table-cell>
          <table:table-cell table:style-name="표4.C2" office:value-type="string">
            <text:p text:style-name="P22">[% cell_p | xml %]</text:p>
          </table:table-cell>
        </table:table-row>
        <table:table-row>
          <table:covered-table-cell/>
          <table:table-cell table:style-name="표4.B6" office:value-type="string">
            <text:p text:style-name="P24">주소</text:p>
          </table:table-cell>
          <table:table-cell table:style-name="표4.C6" table:number-columns-spanned="3" office:value-type="string">
            <text:p text:style-name="P22">[% address | xml %]</text:p>
          </table:table-cell>
          <table:covered-table-cell/>
          <table:covered-table-cell/>
        </table:table-row>
      </table:table>
      <text:p text:style-name="P12"/>
      <text:p text:style-name="P14">2. 병역 및 보훈 사항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1">제대구분</text:p>
          </table:table-cell>
          <table:table-cell table:style-name="표5.B1" office:value-type="string">
            <text:p text:style-name="P22">[% army | xml %]</text:p>
          </table:table-cell>
          <table:table-cell table:style-name="표5.C1" office:value-type="string">
            <text:p text:style-name="P21">보훈대상</text:p>
          </table:table-cell>
          <table:table-cell table:style-name="표5.D1" office:value-type="string">
            <text:p text:style-name="P22">[% veteran | xml %]</text:p>
          </table:table-cell>
        </table:table-row>
        <table:table-row>
          <table:table-cell table:style-name="표5.A2" office:value-type="string">
            <text:p text:style-name="P21">면제사유</text:p>
          </table:table-cell>
          <table:table-cell table:style-name="표5.B2" office:value-type="string">
            <text:p text:style-name="P22">[% exemption | xml %]</text:p>
          </table:table-cell>
          <table:table-cell table:style-name="표5.C2" office:value-type="string">
            <text:p text:style-name="P21">복무기간</text:p>
          </table:table-cell>
          <table:table-cell table:style-name="표5.D2" office:value-type="string">
            <text:p text:style-name="P22">[% term_a | xml %]</text:p>
          </table:table-cell>
        </table:table-row>
        <table:table-row>
          <table:table-cell table:style-name="표5.A3" office:value-type="string">
            <text:p text:style-name="P21">군별</text:p>
          </table:table-cell>
          <table:table-cell table:style-name="표5.B3" office:value-type="string">
            <text:p text:style-name="P21">병과</text:p>
          </table:table-cell>
          <table:table-cell table:style-name="표5.C3" office:value-type="string">
            <text:p text:style-name="P21">계급</text:p>
          </table:table-cell>
          <table:table-cell table:style-name="표5.D3" office:value-type="string">
            <text:p text:style-name="P21">기타사항</text:p>
          </table:table-cell>
        </table:table-row>
        <table:table-row>
          <table:table-cell table:style-name="표5.A4" office:value-type="string">
            <text:p text:style-name="P22">[% section | xml %]</text:p>
          </table:table-cell>
          <table:table-cell table:style-name="표5.B4" office:value-type="string">
            <text:p text:style-name="P22">[% service | xml %]</text:p>
          </table:table-cell>
          <table:table-cell table:style-name="표5.C4" office:value-type="string">
            <text:p text:style-name="P22">[% rank | xml %]</text:p>
          </table:table-cell>
          <table:table-cell table:style-name="표5.C4" office:value-type="string">
            <text:p text:style-name="P22">[% etc_a | xml %]</text:p>
          </table:table-cell>
        </table:table-row>
      </table:table>
      <text:p text:style-name="P12"/>
      <text:p text:style-name="P14">3. 학력사항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1">기 간</text:p>
          </table:table-cell>
          <table:table-cell table:style-name="표6.B1" office:value-type="string">
            <text:p text:style-name="P21">학교명</text:p>
          </table:table-cell>
          <table:table-cell table:style-name="표6.B1" office:value-type="string">
            <text:p text:style-name="P21">학과</text:p>
          </table:table-cell>
          <table:table-cell table:style-name="표6.D1" office:value-type="string">
            <text:p text:style-name="P21">성적(득점/만점)</text:p>
          </table:table-cell>
        </table:table-row>
        <table:table-row>
          <table:table-cell table:style-name="표6.A2" office:value-type="string">
            <text:p text:style-name="P2">[% term_s_1 | xml %]</text:p>
          </table:table-cell>
          <table:table-cell table:style-name="표6.B2" office:value-type="string">
            <text:p text:style-name="P2">[% name_s_1 | xml %]</text:p>
          </table:table-cell>
          <table:table-cell table:style-name="표6.B2" office:value-type="string">
            <text:p text:style-name="P2">[% major_1 | xml %]</text:p>
          </table:table-cell>
          <table:table-cell table:style-name="표6.D2" office:value-type="string">
            <text:p text:style-name="P2">[% score_s_1 | xml %]</text:p>
          </table:table-cell>
        </table:table-row>
        <table:table-row>
          <table:table-cell table:style-name="표6.A3" office:value-type="string">
            <text:p text:style-name="P2">[% term_s_2 | xml %]</text:p>
          </table:table-cell>
          <table:table-cell table:style-name="표6.B3" office:value-type="string">
            <text:p text:style-name="P2">[% name_s_2 | xml %]</text:p>
          </table:table-cell>
          <table:table-cell table:style-name="표6.B3" office:value-type="string">
            <text:p text:style-name="P2">[% major_2 | xml %]</text:p>
          </table:table-cell>
          <table:table-cell table:style-name="표6.D3" office:value-type="string">
            <text:p text:style-name="P2">[% score_s_1 | xml %]</text:p>
          </table:table-cell>
        </table:table-row>
      </table:table>
      <text:p text:style-name="P12"/>
      <text:p text:style-name="P14">4. 경력사항 (전직 근무기간, 아르바이트, 연수, 학원 등...)</text:p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1">기간</text:p>
          </table:table-cell>
          <table:table-cell table:style-name="표7.B1" office:value-type="string">
            <text:p text:style-name="P21">회사명</text:p>
          </table:table-cell>
          <table:table-cell table:style-name="표7.B1" office:value-type="string">
            <text:p text:style-name="P21">부서</text:p>
          </table:table-cell>
          <table:table-cell table:style-name="표7.D1" office:value-type="string">
            <text:p text:style-name="P21">직위/직급</text:p>
          </table:table-cell>
        </table:table-row>
        <table:table-row>
          <table:table-cell table:style-name="표7.A2" office:value-type="string">
            <text:p text:style-name="P22">[% term_c_1 | xml %]</text:p>
          </table:table-cell>
          <table:table-cell table:style-name="표7.B2" office:value-type="string">
            <text:p text:style-name="P22">[% name_c_1 | xml %]</text:p>
          </table:table-cell>
          <table:table-cell table:style-name="표7.B2" office:value-type="string">
            <text:p text:style-name="P22">[% part_c_1 | xml %]</text:p>
          </table:table-cell>
          <table:table-cell table:style-name="표7.D2" office:value-type="string">
            <text:p text:style-name="P22">[% position_1 | xml %]</text:p>
          </table:table-cell>
        </table:table-row>
        <table:table-row>
          <table:table-cell table:style-name="표7.A2" office:value-type="string">
            <text:p text:style-name="P22">[% term_c_2 | xml %]</text:p>
          </table:table-cell>
          <table:table-cell table:style-name="표7.B2" office:value-type="string">
            <text:p text:style-name="P22">[% name_c_2 | xml %]</text:p>
          </table:table-cell>
          <table:table-cell table:style-name="표7.B2" office:value-type="string">
            <text:p text:style-name="P22">[% part_c_2 | xml %]</text:p>
          </table:table-cell>
          <table:table-cell table:style-name="표7.D2" office:value-type="string">
            <text:p text:style-name="P22">[% position_2 | xml %]</text:p>
          </table:table-cell>
        </table:table-row>
        <table:table-row>
          <table:table-cell table:style-name="표7.A2" office:value-type="string">
            <text:p text:style-name="P22">[% term_c_3 | xml %]</text:p>
          </table:table-cell>
          <table:table-cell table:style-name="표7.B2" office:value-type="string">
            <text:p text:style-name="P22">[% name_c_3 | xml %]</text:p>
          </table:table-cell>
          <table:table-cell table:style-name="표7.B2" office:value-type="string">
            <text:p text:style-name="P22">[% part_c_3 | xml %]</text:p>
          </table:table-cell>
          <table:table-cell table:style-name="표7.D2" office:value-type="string">
            <text:p text:style-name="P22">[% position_3 | xml %]</text:p>
          </table:table-cell>
        </table:table-row>
        <table:table-row>
          <table:table-cell table:style-name="표7.A5" office:value-type="string">
            <text:p text:style-name="P22">[% term_c_4 | xml %]</text:p>
          </table:table-cell>
          <table:table-cell table:style-name="표7.B5" office:value-type="string">
            <text:p text:style-name="P22">[% name_c_4 | xml %]</text:p>
          </table:table-cell>
          <table:table-cell table:style-name="표7.B5" office:value-type="string">
            <text:p text:style-name="P22">[% part_c_4 | xml %]</text:p>
          </table:table-cell>
          <table:table-cell table:style-name="표7.D5" office:value-type="string">
            <text:p text:style-name="P22">[% position_4 | xml %]</text:p>
          </table:table-cell>
        </table:table-row>
      </table:table>
      <text:p text:style-name="P12"/>
      <text:p text:style-name="P14"/>
      <text:p text:style-name="P16">5. 개인능력</text:p>
      <table:table table:name="표8" table:style-name="표8">
        <table:table-column table:style-name="표8.A"/>
        <table:table-column table:style-name="표8.B"/>
        <table:table-column table:style-name="표8.C"/>
        <table:table-row>
          <table:table-cell table:style-name="표8.A1" table:number-rows-spanned="3" office:value-type="string">
            <text:p text:style-name="P21">어 <text:s text:c="6"/>학</text:p>
          </table:table-cell>
          <table:table-cell table:style-name="표8.B1" office:value-type="string">
            <text:p text:style-name="P21">영 <text:s text:c="2"/>어</text:p>
          </table:table-cell>
          <table:table-cell table:style-name="표8.C1" office:value-type="string">
            <text:p text:style-name="P2"><text:s/>탁월함([% en_ex | xml%]) | 잘함([% en_good | xml %]) | 보통 ([% en_well | xml %]) | 미흡([% en_poor| xml %]) <text:s text:c="3"/>토익 : [% toeic | xml %]</text:p>
          </table:table-cell>
        </table:table-row>
        <table:table-row>
          <table:covered-table-cell/>
          <table:table-cell table:style-name="표8.B2" office:value-type="string">
            <text:p text:style-name="P21">일본어</text:p>
          </table:table-cell>
          <table:table-cell table:style-name="표8.C2" office:value-type="string">
            <text:p text:style-name="P2"><text:s/>탁월함([% j_ex | xml %]) | 잘함([% j_good | xml %]) | 보통 ([% j_well | xml %]) | 미흡([% j_poor | xml %]) <text:s text:c="3"/>JLPT :[% jlpt | xml %]</text:p>
          </table:table-cell>
        </table:table-row>
        <table:table-row>
          <table:covered-table-cell/>
          <table:table-cell table:style-name="표8.B3" office:value-type="string">
            <text:p text:style-name="P21">기 <text:s text:c="2"/>타</text:p>
          </table:table-cell>
          <table:table-cell table:style-name="표8.C3" office:value-type="string">
            <text:p text:style-name="P2">[% etc_lang | xml %]</text:p>
          </table:table-cell>
        </table:table-row>
        <table:table-row>
          <table:table-cell table:style-name="표8.A3" table:number-rows-spanned="3" office:value-type="string">
            <text:p text:style-name="P21">컴 <text:s/>퓨 <text:s/>터</text:p>
          </table:table-cell>
          <table:table-cell table:style-name="표8.B2" office:value-type="string">
            <text:p text:style-name="P21">기본 OA</text:p>
          </table:table-cell>
          <table:table-cell table:style-name="표8.C2" office:value-type="string">
            <text:p text:style-name="P2"><text:s/>탁월함([% com_ex | xml %]) | 잘함([% com_good | xml %]) | 보통 ([% com_well | xml %]) | 미흡([% com_poor | xml %])</text:p>
          </table:table-cell>
        </table:table-row>
        <table:table-row>
          <table:covered-table-cell/>
          <table:table-cell table:style-name="표8.B2" office:value-type="string">
            <text:p text:style-name="P21">프로그래밍</text:p>
          </table:table-cell>
          <table:table-cell table:style-name="표8.C2" office:value-type="string">
            <text:p text:style-name="P2"><text:s/>탁월함([% pro_ex | xml %]) | 잘함([% pro_good | xml %]) | 보통 ([% pro_well | xml %]) | 미흡([% pro_poor | xml %])</text:p>
          </table:table-cell>
        </table:table-row>
        <table:table-row>
          <table:covered-table-cell/>
          <table:table-cell table:style-name="표8.B6" office:value-type="string">
            <text:p text:style-name="P21">기타</text:p>
          </table:table-cell>
          <table:table-cell table:style-name="표8.C3" office:value-type="string">
            <text:p text:style-name="P2">[% etc_com | xml %]</text:p>
          </table:table-cell>
        </table:table-row>
        <table:table-row>
          <table:table-cell table:style-name="표8.B3" office:value-type="string">
            <text:p text:style-name="P21">기 <text:s text:c="6"/>타</text:p>
          </table:table-cell>
          <table:table-cell table:style-name="표8.C3" table:number-columns-spanned="2" office:value-type="string">
            <text:p text:style-name="P4">[% etc_ability | xml %]</text:p>
          </table:table-cell>
          <table:covered-table-cell/>
        </table:table-row>
      </table:table>
      <text:p text:style-name="P14"/>
      <text:p text:style-name="P14">6. 자격증</text:p>
      <table:table table:name="표9" table:style-name="표9">
        <table:table-column table:style-name="표9.A" table:number-columns-repeated="3"/>
        <table:table-row>
          <table:table-cell table:style-name="표9.A1" office:value-type="string">
            <text:p text:style-name="P21">취득년월일</text:p>
          </table:table-cell>
          <table:table-cell table:style-name="표9.B1" office:value-type="string">
            <text:p text:style-name="P21">자격증</text:p>
          </table:table-cell>
          <table:table-cell table:style-name="표9.C1" office:value-type="string">
            <text:p text:style-name="P21">발급기관</text:p>
          </table:table-cell>
        </table:table-row>
        <table:table-row>
          <table:table-cell table:style-name="표9.A2" office:value-type="string">
            <text:p text:style-name="P2">[% date_1 | xml %]</text:p>
          </table:table-cell>
          <table:table-cell table:style-name="표9.B2" office:value-type="string">
            <text:p text:style-name="P2">[% licence_1 | xml %]</text:p>
          </table:table-cell>
          <table:table-cell table:style-name="표9.C2" office:value-type="string">
            <text:p text:style-name="P2">[% organ_1 | xml %]</text:p>
          </table:table-cell>
        </table:table-row>
        <table:table-row>
          <table:table-cell table:style-name="표9.A2" office:value-type="string">
            <text:p text:style-name="P2">[% date_2 | xml %]</text:p>
          </table:table-cell>
          <table:table-cell table:style-name="표9.B2" office:value-type="string">
            <text:p text:style-name="P2">[% licence_2 | xml %]</text:p>
          </table:table-cell>
          <table:table-cell table:style-name="표9.C2" office:value-type="string">
            <text:p text:style-name="P2">[% organ_2 | xml %]</text:p>
          </table:table-cell>
        </table:table-row>
        <table:table-row>
          <table:table-cell table:style-name="표9.A2" office:value-type="string">
            <text:p text:style-name="P2">[% date_3 | xml %]</text:p>
          </table:table-cell>
          <table:table-cell table:style-name="표9.B2" office:value-type="string">
            <text:p text:style-name="P2">[% licence_3 | xml %]</text:p>
          </table:table-cell>
          <table:table-cell table:style-name="표9.C2" office:value-type="string">
            <text:p text:style-name="P2">[% organ_3 | xml %]</text:p>
          </table:table-cell>
        </table:table-row>
        <table:table-row>
          <table:table-cell table:style-name="표9.A5" office:value-type="string">
            <text:p text:style-name="P2">[% date_4 | xml %]</text:p>
          </table:table-cell>
          <table:table-cell table:style-name="표9.B5" office:value-type="string">
            <text:p text:style-name="P2">[% licence_4 | xml %]</text:p>
          </table:table-cell>
          <table:table-cell table:style-name="표9.C5" office:value-type="string">
            <text:p text:style-name="P2">[% organ_4 | xml %]</text:p>
          </table:table-cell>
        </table:table-row>
      </table:table>
      <text:p text:style-name="P12"/>
      <text:p text:style-name="P14">7. 봉사활동</text:p>
      <table:table table:name="표10" table:style-name="표10">
        <table:table-column table:style-name="표10.A"/>
        <table:table-column table:style-name="표10.B"/>
        <table:table-column table:style-name="표10.C"/>
        <table:table-row>
          <table:table-cell table:style-name="표10.A1" office:value-type="string">
            <text:p text:style-name="P21">기 <text:s text:c="3"/>간</text:p>
          </table:table-cell>
          <table:table-cell table:style-name="표10.B1" office:value-type="string">
            <text:p text:style-name="P21">기관/단체명</text:p>
          </table:table-cell>
          <table:table-cell table:style-name="표10.C1" office:value-type="string">
            <text:p text:style-name="P21">활 동 내 용</text:p>
          </table:table-cell>
        </table:table-row>
        <table:table-row>
          <table:table-cell table:style-name="표10.A2" office:value-type="string">
            <text:p text:style-name="P2">[% term_v_1 %]</text:p>
          </table:table-cell>
          <table:table-cell table:style-name="표10.B2" office:value-type="string">
            <text:p text:style-name="P2">[% organ_v_1 %]</text:p>
          </table:table-cell>
          <table:table-cell table:style-name="표10.C2" office:value-type="string">
            <text:p text:style-name="P2">[% activity_1 | xml %]</text:p>
          </table:table-cell>
        </table:table-row>
        <table:table-row>
          <table:table-cell table:style-name="표10.A2" office:value-type="string">
            <text:p text:style-name="P2">[% term_v_2 %]</text:p>
          </table:table-cell>
          <table:table-cell table:style-name="표10.B2" office:value-type="string">
            <text:p text:style-name="P2">[% organ_v_2 %]</text:p>
          </table:table-cell>
          <table:table-cell table:style-name="표10.C2" office:value-type="string">
            <text:p text:style-name="P2">[% activity_2 | xml %]</text:p>
          </table:table-cell>
        </table:table-row>
        <table:table-row>
          <table:table-cell table:style-name="표10.A4" office:value-type="string">
            <text:p text:style-name="P2">[% term_v_3 %]</text:p>
          </table:table-cell>
          <table:table-cell table:style-name="표10.B4" office:value-type="string">
            <text:p text:style-name="P2">[% organ_v_3 %]</text:p>
          </table:table-cell>
          <table:table-cell table:style-name="표10.C4" office:value-type="string">
            <text:p text:style-name="P2">[% activity_3 | xml %]</text:p>
          </table:table-cell>
        </table:table-row>
      </table:table>
      <text:p text:style-name="P12"/>
      <table:table table:name="표11" table:style-name="표11">
        <table:table-column table:style-name="표11.A"/>
        <table:table-row>
          <table:table-cell table:style-name="표11.A1" office:value-type="string">
            <text:p text:style-name="P7">이력서의 기재내용은 사실과 다름이 없으며, <text:s/><text:span text:style-name="T3">본인</text:span> Perl이 작성하였습니다.</text:p>
          </table:table-cell>
        </table:table-row>
        <table:table-row>
          <table:table-cell table:style-name="표11.A1" office:value-type="string">
            <text:p text:style-name="P3">[% year %]년 [% month %]월 [% day %]일 지원자 : [% name %](인)</text:p>
          </table:table-cell>
        </table:table-row>
      </table:table>
      <text:p text:style-name="P12"/>
      <text:p text:style-name="P15">자 기 소 개 서</text:p>
      <text:p text:style-name="P13"/>
      <table:table table:name="표12" table:style-name="표12">
        <table:table-column table:style-name="표12.A"/>
        <table:table-row>
          <table:table-cell table:style-name="표12.A1" office:value-type="string">
            <text:p text:style-name="P23">저희회사를 지원하게된 동기와 본인이 지원분야에 적합한 사람이라고 생각하는 이유를 기술해 주십시오.</text:p>
          </table:table-cell>
        </table:table-row>
        <table:table-row table:style-name="표12.2">
          <table:table-cell table:style-name="표12.A2" office:value-type="string">
            <text:p text:style-name="P25">[% motivation | xml %]</text:p>
          </table:table-cell>
        </table:table-row>
      </table:table>
      <text:p text:style-name="P17"/>
      <table:table table:name="표13" table:style-name="표13">
        <table:table-column table:style-name="표13.A"/>
        <table:table-row>
          <table:table-cell table:style-name="표13.A1" office:value-type="string">
            <text:p text:style-name="P23">본인 성격의 장단점과 대인관계에 대해 기술해 주십시오.</text:p>
          </table:table-cell>
        </table:table-row>
        <table:table-row table:style-name="표13.2">
          <table:table-cell table:style-name="표13.A2" office:value-type="string">
            <text:p text:style-name="P25">[% character | xml %]</text:p>
          </table:table-cell>
        </table:table-row>
      </table:table>
      <text:p text:style-name="P17"/>
      <table:table table:name="표14" table:style-name="표14">
        <table:table-column table:style-name="표14.A"/>
        <table:table-row>
          <table:table-cell table:style-name="표14.A1" office:value-type="string">
            <text:p text:style-name="P23">본인이 살아오면서 가장 중요하게 생각하는 것들이 무엇인지 기술해 주십시오.</text:p>
          </table:table-cell>
        </table:table-row>
        <table:table-row table:style-name="표14.2">
          <table:table-cell table:style-name="표14.A2" office:value-type="string">
            <text:p text:style-name="P25">[% importance | xml %]</text:p>
          </table:table-cell>
        </table:table-row>
      </table:table>
      <text:p text:style-name="P17"/>
      <table:table table:name="표15" table:style-name="표15">
        <table:table-column table:style-name="표15.A"/>
        <table:table-row>
          <table:table-cell table:style-name="표15.A1" office:value-type="string">
            <text:p text:style-name="P23">직장생활에 대한 본인의 생각과 각오를 기술해 주십시오.</text:p>
          </table:table-cell>
        </table:table-row>
        <table:table-row table:style-name="표15.2">
          <table:table-cell table:style-name="표15.A2" office:value-type="string">
            <text:p text:style-name="P25">[% resolution | xml %]</text:p>
          </table:table-cell>
        </table:table-row>
      </table:table>
      <text:p text:style-name="P17"/>
      <table:table table:name="표16" table:style-name="표16">
        <table:table-column table:style-name="표16.A"/>
        <table:table-row>
          <table:table-cell table:style-name="표16.A1" office:value-type="string">
            <text:p text:style-name="P23">기타 특별히 자신에 대해 소개하고 싶은 내용이 있으면 기술해 주십시오.</text:p>
          </table:table-cell>
        </table:table-row>
        <table:table-row table:style-name="표16.2">
          <table:table-cell table:style-name="표16.A2" office:value-type="string">
            <text:p text:style-name="P25">[% pr | xml %]</text:p>
          </table:table-cell>
        </table:table-row>
      </table:table>
      <text:p text:style-name="P10"/>
      <table:table table:name="표17" table:style-name="표17">
        <table:table-column table:style-name="표17.A"/>
        <table:table-row>
          <table:table-cell table:style-name="표17.A1" office:value-type="string">
            <text:p text:style-name="P8">자기소개서의 기재내용은 사실과 다름이 없으며, <text:span text:style-name="T3">본인</text:span> Perl이 <text:s/>작성하였습니다.</text:p>
          </table:table-cell>
        </table:table-row>
        <table:table-row>
          <table:table-cell table:style-name="표17.A1" office:value-type="string">
            <text:p text:style-name="P3">[% year %]년 [% month %]월 [% day %]일 지원자 : <text:span text:style-name="T4">[% name %]</text:span>(인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48:12</meta:creation-date>
    <dc:date>2011-12-07T01:07:02</dc:date>
    <meta:editing-duration>PT03H56M26S</meta:editing-duration>
    <meta:editing-cycles>87</meta:editing-cycles>
    <meta:generator>OpenOffice.org/3.2$Unix OpenOffice.org_project/320m12$Build-9483</meta:generator>
    <meta:print-date>2011-12-01T18:56:28</meta:print-date>
    <dc:creator>Administrator </dc:creator>
    <meta:document-statistic meta:table-count="17" meta:image-count="0" meta:object-count="0" meta:page-count="4" meta:paragraph-count="143" meta:word-count="687" meta:character-count="2575"/>
  </office:meta>
</office:document-meta>
</file>